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style:style>
    <style:style style:name="P7" style:family="paragraph" style:parent-style-name="Standard">
      <style:paragraph-properties fo:margin-left="0cm" fo:margin-right="0cm" fo:text-align="justify" style:justify-single-word="false" fo:orphans="2" fo:widows="2" fo:text-indent="0cm" style:auto-text-indent="false"/>
    </style:style>
    <style:style style:name="P8" style:family="paragraph" style:parent-style-name="Standard" style:master-page-name="">
      <style:paragraph-properties fo:margin-left="-0.22cm" fo:margin-right="0cm" fo:text-align="justify" style:justify-single-word="false" fo:text-indent="0.243cm" style:auto-text-indent="false" style:page-number="auto"/>
      <style:text-properties fo:font-weight="normal" style:font-weight-asian="normal"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style:font-weight-asian="normal" style:font-weight-complex="normal"/>
    </style:style>
    <style:style style:name="T4" style:family="text">
      <style:text-properties fo:font-style="normal" fo:font-weight="normal"/>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04/03/2019</text:p>
      <text:p text:style-name="P1"/>
      <text:p text:style-name="P1">Objet : sortie culturelle <text:span text:style-name="T5">au musée du Costume</text:span> à Moulins, le mardi 26 mars</text:p>
      <text:p text:style-name="P1"/>
      <text:p text:style-name="P3">Chers parents, </text:p>
      <text:p text:style-name="P3"><text:span text:style-name="T1"/></text:p>
      <text:p text:style-name="P4"><text:span text:style-name="T3">Dans le cadre du </text:span><text:span text:style-name="Strong_20_Emphasis"><text:span text:style-name="T2">Contrat Local d'Education Artistique Bazois Loire Morvan</text:span></text:span><text:span text:style-name="T3"> (Communauté de communes), </text:span><text:span text:style-name="T1">les écoles élémentaires de Cercy le Tour, Charrin et Fours sont inscrites dans un programme d'activités culturelles, qui va de la sortie culturelle, aux rencontres avec les œuvres et artistes, en passant par la pratique avec des ateliers et enfin par la restitution.</text:span></text:p>
      <text:p text:style-name="P5"/>
      <text:p text:style-name="P6"><text:span text:style-name="T4">Nous avons choisi de participer à un projet global sur les arts plastiques, avec le vêtement comme matériel de création.</text:span></text:p>
      <text:p text:style-name="P6"><text:span text:style-name="T4"/></text:p>
      <text:p text:style-name="P7"><text:span text:style-name="T2">Pour la première phase, une sortie a été organisée le </text:span><text:span text:style-name="Strong_20_Emphasis"><text:span text:style-name="T2">Mardi 26 mars 2019 au Centre National du Costume de Scène, à Moulins.</text:span></text:span></text:p>
      <text:p text:style-name="P3"/>
      <text:p text:style-name="P3">Le voyage se fera sur le temps scolaire. Un repas, préparé par vos soins, sera tiré du sac.</text:p>
      <text:p text:style-name="P3"/>
      <text:p text:style-name="P3">Merci de remplir l'autorisation ci-jointe pour permettre à votre enfant de participer à la sortie. </text:p>
      <text:p text:style-name="P3"/>
      <text:p text:style-name="P3">Cordialement</text:p>
      <text:p text:style-name="P3"/>
      <text:p text:style-name="P3">Les enseignantes</text:p>
      <text:p text:style-name="P3"/>
      <text:p text:style-name="P3">….....................................................................................................................</text:p>
      <text:p text:style-name="P3"/>
      <text:p text:style-name="P3">Je soussigné(e)............................... responsable légal de l'enfant........................... scolarisé à l'école de Fours en classe de ….........</text:p>
      <text:p text:style-name="P2">L'AUTORISE / NE L'AUTORISE PAS (<text:span text:style-name="T6">barrer la mention inutile</text:span>) </text:p>
      <text:p text:style-name="P3">à participer à la sortie scolaire du 26 mars 2019 à Moulins.</text:p>
      <text:p text:style-name="P3"/>
      <text:p text:style-name="P3">Signature : </text:p>
      <text:p text:style-name="P3">Le 04/03/2019</text:p>
      <text:p text:style-name="P1"/>
      <text:p text:style-name="P1">Objet : sortie culturelle <text:span text:style-name="T5">au musée du Costume</text:span> à Moulins, le mardi 26 mars</text:p>
      <text:p text:style-name="P1"/>
      <text:p text:style-name="P3">Chers parents, </text:p>
      <text:p text:style-name="P3"><text:span text:style-name="T1"/></text:p>
      <text:p text:style-name="P4"><text:span text:style-name="T3">Dans le cadre du </text:span><text:span text:style-name="Strong_20_Emphasis"><text:span text:style-name="T2">Contrat Local d'Education Artistique Bazois Loire Morvan</text:span></text:span><text:span text:style-name="T3"> (Communauté de communes), </text:span><text:span text:style-name="T1">les écoles élémentaires de Cercy le Tour, Charrin et Fours sont inscrites dans un programme d'activités culturelles, qui va de la sortie culturelle, aux rencontres avec les œuvres et artistes, en passant par la pratique avec des ateliers et enfin par la restitution.</text:span></text:p>
      <text:p text:style-name="P5"/>
      <text:p text:style-name="P6"><text:span text:style-name="T4">Nous avons choisi de participer à un projet global sur les arts plastiques, avec le vêtement comme matériel de création.</text:span></text:p>
      <text:p text:style-name="P6"><text:span text:style-name="T4"/></text:p>
      <text:p text:style-name="P7"><text:span text:style-name="T2">Pour la première phase, une sortie a été organisée le </text:span><text:span text:style-name="Strong_20_Emphasis"><text:span text:style-name="T2">Mardi 26 mars 2019 au Centre National du Costume de Scène, à Moulins.</text:span></text:span></text:p>
      <text:p text:style-name="P3"/>
      <text:p text:style-name="P3">Le voyage se fera sur le temps scolaire. Un repas, préparé par vos soins, sera tiré du sac.</text:p>
      <text:p text:style-name="P3"/>
      <text:p text:style-name="P3">Merci de remplir l'autorisation ci-jointe pour permettre à votre enfant de participer à la sortie. </text:p>
      <text:p text:style-name="P3"/>
      <text:p text:style-name="P3">Cordialement</text:p>
      <text:p text:style-name="P3"/>
      <text:p text:style-name="P3">Les enseignantes</text:p>
      <text:p text:style-name="P3"/>
      <text:p text:style-name="P3"/>
      <text:p text:style-name="P3">….....................................................................................................................</text:p>
      <text:p text:style-name="P3"/>
      <text:p text:style-name="P3">Je soussigné(e)............................... responsable légal de l'enfant........................... scolarisé à l'école de Fours en classe de ….........</text:p>
      <text:p text:style-name="P2">L'AUTORISE / NE L'AUTORISE PAS (<text:span text:style-name="T6">barrer la mention inutile</text:span>) </text:p>
      <text:p text:style-name="P3">à participer à la sortie scolaire du 26 mars 2019 à Moulins.</text:p>
      <text:p text:style-name="P3"/>
      <text:p text:style-name="P8">Signatur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0.788cm" fo:margin-left="1.455cm" fo:margin-right="0.977cm" style:writing-mode="lr-tb" style:footnote-max-height="0cm">
        <style:columns fo:column-count="2">
          <style:column style:rel-width="7156*" fo:start-indent="0cm" fo:end-indent="0.252cm"/>
          <style:column style:rel-width="7414*" fo:start-indent="0.252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9-02-28T18:11:54.45</meta:creation-date>
    <dc:date>2019-03-01T11:26:15.40</dc:date>
    <dc:creator>Sabrina Agnellini</dc:creator>
    <meta:editing-duration>PT16H42M50S</meta:editing-duration>
    <meta:editing-cycles>2</meta:editing-cycles>
    <meta:generator>OpenOffice/4.1.6$Win32 OpenOffice.org_project/416m1$Build-9790</meta:generator>
    <meta:document-statistic meta:table-count="0" meta:image-count="0" meta:object-count="0" meta:page-count="1" meta:paragraph-count="30" meta:word-count="388" meta:character-count="2666"/>
  </office:meta>
</office:document-meta>
</file>